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63d" officeooo:paragraph-rsid="000d56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 class="container"&gt;</text:p>
      <text:p text:style-name="P1"><text:s text:c="4"/>&lt;div class="row"&gt;</text:p>
      <text:p text:style-name="P1"><text:s text:c="8"/>&lt;div class="col-md-10 col-md-offset-2"&gt;</text:p>
      <text:p text:style-name="P1"><text:s text:c="12"/>&lt;div class="panel panel-default"&gt;</text:p>
      <text:p text:style-name="P1"><text:s text:c="16"/>&lt;div class="panel-heading"&gt;Objeto de Enseñanza&lt;/div&gt;</text:p>
      <text:p text:style-name="P1"/>
      <text:p text:style-name="P1"><text:s text:c="16"/>&lt;div class="panel-body"&gt;</text:p>
      <text:p text:style-name="P1"><text:s text:c="20"/>&lt;form class="form-horizontal" method="POST" action="{{ route('teachingObject.store') }}"&gt;</text:p>
      <text:p text:style-name="P1"><text:s text:c="24"/>{{ csrf_field() }}</text:p>
      <text:p text:style-name="P1"><text:s text:c="24"/>&lt;div class="form-group"&gt;</text:p>
      <text:p text:style-name="P1"><text:s text:c="28"/>&lt;label for="title" class="col-md-4 control-label"&gt;Título&lt;/label&gt;</text:p>
      <text:p text:style-name="P1"><text:s text:c="28"/>&lt;div class="col-md-6"&gt;</text:p>
      <text:p text:style-name="P1"><text:s text:c="32"/>&lt;input id="title" type="text" class="form-control" name="title" required autofocus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6"/>&lt;label for="authors" class="col-md-4 control-label"&gt;Autores&lt;/label&gt;</text:p>
      <text:p text:style-name="P1"><text:s text:c="26"/>&lt;div class="col-md-6"&gt;</text:p>
      <text:p text:style-name="P1"><text:s text:c="28"/>&lt;select multiple name="authors[]" id="authors"&gt;</text:p>
      <text:p text:style-name="P1"><text:s text:c="30"/>&lt;option value=""&gt;&lt;/option&gt;</text:p>
      <text:p text:style-name="P1"><text:s text:c="31"/>@foreach ($users as $user)</text:p>
      <text:p text:style-name="P1"><text:s text:c="32"/>&lt;option value="{{$user-&gt;id}}"&gt;{{$user-&gt;name}}&lt;/option&gt;</text:p>
      <text:p text:style-name="P1"><text:s text:c="32"/>@endforeach</text:p>
      <text:p text:style-name="P1"><text:s text:c="30"/>&lt;/select&gt;</text:p>
      <text:p text:style-name="P1"><text:s text:c="26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theme" class="col-md-4 control-label"&gt;Tema&lt;/label&gt;</text:p>
      <text:p text:style-name="P1"><text:s text:c="28"/>&lt;div class="col-md-6"&gt;</text:p>
      <text:p text:style-name="P1"><text:s text:c="32"/>&lt;input id="theme" type="text" class="form-control" name="theme"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content" class="col-md-4 control-label"&gt;Contenidos&lt;/label&gt;</text:p>
      <text:p text:style-name="P1"><text:s text:c="28"/>&lt;div class="col-md-6"&gt;</text:p>
      <text:p text:style-name="P1"><text:s text:c="32"/>&lt;textarea id="content" name="content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goal" class="col-md-4 control-label"&gt;Objetivos&lt;/label&gt;</text:p>
      <text:p text:style-name="P1"><text:s text:c="28"/>&lt;div class="col-md-6"&gt;</text:p>
      <text:p text:style-name="P1"><text:s text:c="32"/>&lt;textarea id="goal" name="goal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oft-page-break/><text:s text:c="28"/>&lt;label for="previousKnowledge" class="col-md-4 control-label"&gt;Conocimientos previos&lt;/label&gt;</text:p>
      <text:p text:style-name="P1"><text:s text:c="28"/>&lt;div class="col-md-6"&gt;</text:p>
      <text:p text:style-name="P1"><text:s text:c="32"/>&lt;textarea id="previousKnowledge" name="previousKnowledge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didacticIntentionality" class="col-md-4 control-label"&gt;Intencionalidad didáctica&lt;/label&gt;</text:p>
      <text:p text:style-name="P1"><text:s text:c="28"/>&lt;div class="col-md-6"&gt;</text:p>
      <text:p text:style-name="P1"><text:s text:c="32"/>&lt;textarea id="didacticIntentionality" name="didacticIntentionality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3"/>&lt;div class="form-group"&gt;</text:p>
      <text:p text:style-name="P1"><text:s text:c="29"/>&lt;label for="receiver" class="col-md-4 control-label"&gt;Destinatarios&lt;/label&gt;</text:p>
      <text:p text:style-name="P1"><text:s text:c="29"/>&lt;div class="col-md-6"&gt;</text:p>
      <text:p text:style-name="P1"><text:s text:c="31"/>&lt;h5&gt;Nivel educativo&lt;/h5&gt;</text:p>
      <text:p text:style-name="P1"><text:s text:c="31"/>&lt;div class="custom-control custom-radio custom-control-inline"&gt;</text:p>
      <text:p text:style-name="P1"><text:s text:c="33"/>&lt;input type="radio" id="nivel1" name="customRadioInline1" class="custom-control-input"&gt;</text:p>
      <text:p text:style-name="P1"><text:s text:c="33"/>&lt;label class="custom-control-label" for="nivel1"&gt;Primario&lt;/label&gt;</text:p>
      <text:p text:style-name="P1"><text:s text:c="31"/>&lt;/div&gt;</text:p>
      <text:p text:style-name="P1"><text:s text:c="31"/>&lt;div class="custom-control custom-radio custom-control-inline"&gt;</text:p>
      <text:p text:style-name="P1"><text:s text:c="33"/>&lt;input type="radio" id="nivel2" name="customRadioInline1" class="custom-control-input"&gt;</text:p>
      <text:p text:style-name="P1"><text:s text:c="33"/>&lt;label class="custom-control-label" for="nivel2"&gt;Secundario&lt;/label&gt;</text:p>
      <text:p text:style-name="P1"><text:s text:c="31"/>&lt;/div&gt;</text:p>
      <text:p text:style-name="P1"><text:s text:c="31"/>&lt;div class="custom-control custom-radio custom-control-inline"&gt;</text:p>
      <text:p text:style-name="P1"><text:s text:c="33"/>&lt;input type="radio" id="nivel3" name="customRadioInline1" class="custom-control-input"&gt;</text:p>
      <text:p text:style-name="P1"><text:s text:c="33"/>&lt;label class="custom-control-label" for="nivel3"&gt;Terciario&lt;/label&gt;</text:p>
      <text:p text:style-name="P1"><text:s text:c="31"/>&lt;/div&gt;</text:p>
      <text:p text:style-name="P1"><text:s text:c="29"/>&lt;/div&gt;</text:p>
      <text:p text:style-name="P1"><text:s text:c="29"/>&lt;div class="form-group"&gt;</text:p>
      <text:p text:style-name="P1"><text:s text:c="33"/>&lt;label for="year" class="col-md-4 control-label"&gt;Año escolar&lt;/label&gt;</text:p>
      <text:p text:style-name="P1"><text:s text:c="33"/>&lt;div class="col-md-6"&gt;</text:p>
      <text:p text:style-name="P1"><text:s text:c="37"/>&lt;input type="year" id="year" class="form-control" name="year"&gt;</text:p>
      <text:p text:style-name="P1"><text:s text:c="33"/>&lt;/div&gt;</text:p>
      <text:p text:style-name="P1"><text:s text:c="29"/>&lt;/div&gt;</text:p>
      <text:p text:style-name="P1"><text:s text:c="23"/>&lt;/div&gt;</text:p>
      <text:p text:style-name="P1"/>
      <text:p text:style-name="P1"><text:s text:c="24"/>&lt;div class="form-group"&gt;</text:p>
      <text:p text:style-name="P1"><text:s text:c="28"/>&lt;label for="date" class="col-md-4 control-label"&gt;Fecha&lt;/label&gt;</text:p>
      <text:p text:style-name="P1"><text:s text:c="28"/>&lt;div class="col-md-6"&gt;</text:p>
      <text:p text:style-name="P1"><text:s text:c="32"/>&lt;input type="date" id="date" class="form-control" name="date"&gt;</text:p>
      <text:p text:style-name="P1"><text:s text:c="28"/>&lt;/div&gt;</text:p>
      <text:p text:style-name="P1"><text:s text:c="24"/>&lt;/div&gt;</text:p>
      <text:p text:style-name="P1"/>
      <text:p text:style-name="P1"><text:soft-page-break/><text:s text:c="24"/>&lt;div class="form-group"&gt;</text:p>
      <text:p text:style-name="P1"><text:s text:c="28"/>&lt;label for="place" class="col-md-4 control-label"&gt;Lugar&lt;/label&gt;</text:p>
      <text:p text:style-name="P1"><text:s text:c="28"/>&lt;div class="col-md-6"&gt;</text:p>
      <text:p text:style-name="P1"><text:s text:c="32"/>&lt;input id="place" type="text" class="form-control" name="place"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generalDescription" class="col-md-4 control-label"&gt;Descripción general&lt;/label&gt;</text:p>
      <text:p text:style-name="P1"><text:s text:c="28"/>&lt;div class="col-md-6"&gt;</text:p>
      <text:p text:style-name="P1"><text:s text:c="32"/>&lt;textarea id="generalDescription" name="generalDescription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label for="teachingArea" class="col-md-4 control-label"&gt;Área de enseñanza&lt;/label&gt;</text:p>
      <text:p text:style-name="P1"><text:s text:c="28"/>&lt;div class="col-md-6"&gt;</text:p>
      <text:p text:style-name="P1"><text:s text:c="32"/>&lt;textarea id="teachingArea" name="teachingArea" rows="5" cols="20"&gt; &lt;/textarea&gt;</text:p>
      <text:p text:style-name="P1"><text:s text:c="28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6"/>&lt;label for="Tags" class="col-md-4 control-label"&gt;Tags&lt;/label&gt;</text:p>
      <text:p text:style-name="P1"><text:s text:c="26"/>&lt;div class="col-md-6"&gt;</text:p>
      <text:p text:style-name="P1"><text:s text:c="28"/>&lt;select multiple name="Tags[]" id="Tags"&gt;</text:p>
      <text:p text:style-name="P1"><text:s text:c="30"/>&lt;option value=""&gt;&lt;/option&gt;</text:p>
      <text:p text:style-name="P1"><text:s text:c="31"/>@foreach ($tags as $tag)</text:p>
      <text:p text:style-name="P1"><text:s text:c="32"/>&lt;option value="{{$tag-&gt;id}}"&gt;</text:p>
      <text:p text:style-name="P1"><text:s text:c="34"/>{{$tag-&gt;name}}</text:p>
      <text:p text:style-name="P1"><text:s text:c="32"/>&lt;/option&gt;</text:p>
      <text:p text:style-name="P1"><text:s text:c="32"/>@endforeach</text:p>
      <text:p text:style-name="P1"><text:s text:c="30"/>&lt;/select&gt;</text:p>
      <text:p text:style-name="P1"><text:s text:c="26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6"/>&lt;label for="Resources" class="col-md-4 control-label"&gt; Tipo de Recursos&lt;/label&gt;</text:p>
      <text:p text:style-name="P1"><text:s text:c="26"/>&lt;div class="col-md-6"&gt;</text:p>
      <text:p text:style-name="P1"><text:s text:c="28"/>&lt;select multiple name="Resources[]" id="Resources"&gt;</text:p>
      <text:p text:style-name="P1"><text:s text:c="30"/>&lt;option value=""&gt;&lt;/option&gt;</text:p>
      <text:p text:style-name="P1"><text:s text:c="31"/>@foreach ($resources as $resource)</text:p>
      <text:p text:style-name="P1"><text:s text:c="32"/>&lt;option value="{{$resource-&gt;id}}"&gt;</text:p>
      <text:p text:style-name="P1"><text:s text:c="34"/>{{$resource-&gt;name}}</text:p>
      <text:p text:style-name="P1"><text:s text:c="32"/>&lt;/option&gt;</text:p>
      <text:p text:style-name="P1"><text:s text:c="32"/>@endforeach</text:p>
      <text:p text:style-name="P1"><text:s text:c="30"/>&lt;/select&gt;</text:p>
      <text:p text:style-name="P1"><text:s text:c="26"/>&lt;/div&gt;</text:p>
      <text:p text:style-name="P1"><text:s text:c="24"/>&lt;/div&gt;</text:p>
      <text:p text:style-name="P1"><text:soft-page-break/></text:p>
      <text:p text:style-name="P1"><text:s text:c="24"/>&lt;div class="form-group"&gt;</text:p>
      <text:p text:style-name="P1"><text:s text:c="26"/>&lt;label for="Moments" class="col-md-4 control-label"&gt;Momentos&lt;/label&gt;</text:p>
      <text:p text:style-name="P1"><text:s text:c="26"/>&lt;div class="col-md-6"&gt;</text:p>
      <text:p text:style-name="P1"><text:s text:c="28"/>&lt;select multiple name="Moments[]" id="Moments"&gt;</text:p>
      <text:p text:style-name="P1"><text:s text:c="30"/>&lt;option value=""&gt;&lt;/option&gt;</text:p>
      <text:p text:style-name="P1"><text:s text:c="31"/>@foreach ($moments as $moment)</text:p>
      <text:p text:style-name="P1"><text:s text:c="32"/>&lt;option value="{{$moment-&gt;id}}"&gt;</text:p>
      <text:p text:style-name="P1"><text:s text:c="34"/>{{$moment-&gt;procedure}}</text:p>
      <text:p text:style-name="P1"><text:s text:c="32"/>&lt;/option&gt;</text:p>
      <text:p text:style-name="P1"><text:s text:c="32"/>@endforeach</text:p>
      <text:p text:style-name="P1"><text:s text:c="30"/>&lt;/select&gt;</text:p>
      <text:p text:style-name="P1"><text:s text:c="26"/>&lt;/div&gt;</text:p>
      <text:p text:style-name="P1"><text:s text:c="24"/>&lt;/div&gt;</text:p>
      <text:p text:style-name="P1"/>
      <text:p text:style-name="P1"><text:s text:c="24"/>&lt;div class="form-group"&gt;</text:p>
      <text:p text:style-name="P1"><text:s text:c="28"/>&lt;div class="col-md-8 col-md-offset-4"&gt;</text:p>
      <text:p text:style-name="P1"><text:s text:c="32"/>&lt;button type="submit" class="btn btn-primary"&gt;</text:p>
      <text:p text:style-name="P1"><text:s text:c="36"/>Grabar</text:p>
      <text:p text:style-name="P1"><text:s text:c="32"/>&lt;/button&gt;</text:p>
      <text:p text:style-name="P1"><text:s text:c="28"/>&lt;/div&gt;</text:p>
      <text:p text:style-name="P1"><text:s text:c="24"/>&lt;/div&gt;</text:p>
      <text:p text:style-name="P1"><text:s text:c="20"/>&lt;/form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8:28:47.897359159</meta:creation-date>
    <dc:date>2018-08-30T18:29:17.436067286</dc:date>
    <meta:editing-duration>PT31S</meta:editing-duration>
    <meta:editing-cycles>1</meta:editing-cycles>
    <meta:document-statistic meta:table-count="0" meta:image-count="0" meta:object-count="0" meta:page-count="4" meta:paragraph-count="155" meta:word-count="379" meta:character-count="8972" meta:non-whitespace-character-count="4568"/>
    <meta:generator>LibreOffice/5.1.6.2$Linux_X86_64 LibreOffice_project/10m0$Build-2</meta:generator>
  </office:meta>
</office:document-meta>
</file>